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3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14324066773968025" text:style-name="L1">
        <text:list-item>
          <text:p text:style-name="P1">préambule</text:p>
          <text:list>
            <text:list-item>
              <text:p text:style-name="P1">plan</text:p>
              <text:list>
                <text:list-item>
                  <text:p text:style-name="P1">première partie : sujet + prof</text:p>
                </text:list-item>
                <text:list-item>
                  <text:p text:style-name="P1">deuxième : idem</text:p>
                </text:list-item>
              </text:list>
            </text:list-item>
            <text:list-item>
              <text:p text:style-name="P1">notation</text:p>
            </text:list-item>
          </text:list>
        </text:list-item>
        <text:list-item>
          <text:p text:style-name="P1">introduction</text:p>
          <text:list>
            <text:list-item>
              <text:p text:style-name="P1">html</text:p>
              <text:list>
                <text:list-item>
                  <text:p text:style-name="P1">afficher code source dans navigateur</text:p>
                  <text:list>
                    <text:list-item>
                      <text:p text:style-name="P1">raccourci</text:p>
                    </text:list-item>
                  </text:list>
                </text:list-item>
                <text:list-item>
                  <text:p text:style-name="P1">acronyme html</text:p>
                  <text:list>
                    <text:list-item>
                      <text:p text:style-name="P1">acronym</text:p>
                    </text:list-item>
                    <text:list-item>
                      <text:p text:style-name="P1">traduction</text:p>
                    </text:list-item>
                    <text:list-item>
                      <text:p text:style-name="P1">balises</text:p>
                      <text:list>
                        <text:list-item>
                          <text:p text:style-name="P1">syntaxe (2 sortes)</text:p>
                        </text:list-item>
                        <text:list-item>
                          <text:p text:style-name="P1">correspond à quoi dans quel langage formel ?</text:p>
                          <text:list>
                            <text:list-item>
                              <text:p text:style-name="P1">donc ordre précis d'ouverture / fermeture balises</text:p>
                            </text:list-item>
                            <text:list-item>
                              <text:p text:style-name="P1">de cette manière, ça peut être représenté par … (structure informatiqu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erveur HTTP</text:p>
              <text:list>
                <text:list-item>
                  <text:p text:style-name="P1">serveur utilisé</text:p>
                  <text:list>
                    <text:list-item>
                      <text:p text:style-name="P1">nom du plus courant</text:p>
                    </text:list-item>
                    <text:list-item>
                      <text:p text:style-name="P1">libre ?</text:p>
                    </text:list-item>
                    <text:list-item>
                      <text:p text:style-name="P1">autres serveurs... Tous libres / gratuits ?</text:p>
                    </text:list-item>
                  </text:list>
                </text:list-item>
                <text:list-item>
                  <text:p text:style-name="P1">rôle</text:p>
                </text:list-item>
                <text:list-item>
                  <text:p text:style-name="P1">requêtes en http</text:p>
                  <text:list>
                    <text:list-item>
                      <text:p text:style-name="P1">2 types ultra courants</text:p>
                      <text:list>
                        <text:list-item>
                          <text:p text:style-name="P1">la plus complexe des deux ?</text:p>
                        </text:list-item>
                        <text:list-item>
                          <text:p text:style-name="P1">dans quel cas utiliser laquelle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bjectifs du cours</text:p>
              <text:list>
                <text:list-item>
                  <text:p text:style-name="P1">apprentissage langage programmation serveur : ...</text:p>
                </text:list-item>
                <text:list-item>
                  <text:p text:style-name="P1">étude dynamique application web</text:p>
                  <text:list>
                    <text:list-item>
                      <text:p text:style-name="P1">handicape lors de la programmation web par rapport à la programmation classique</text:p>
                    </text:list-item>
                  </text:list>
                </text:list-item>
                <text:list-item>
                  <text:p text:style-name="P1">technologies avancées</text:p>
                  <text:list>
                    <text:list-item>
                      <text:p text:style-name="P1">quelques technologies étudiées</text:p>
                    </text:list-item>
                    <text:list-item>
                      <text:p text:style-name="P1">vues sous le billet de quel langage ?</text:p>
                    </text:list-item>
                  </text:list>
                </text:list-item>
                <text:list-item>
                  <text:p text:style-name="P1">réalisation projet (pas de question)</text:p>
                </text:list-item>
              </text:list>
            </text:list-item>
            <text:list-item>
              <text:p text:style-name="P1">vocabulaire</text:p>
              <text:list>
                <text:list-item>
                  <text:p text:style-name="P1">http</text:p>
                  <text:list>
                    <text:list-item>
                      <text:p text:style-name="P1">signification acronyme</text:p>
                    </text:list-item>
                    <text:list-item>
                      <text:p text:style-name="P1">hypertext</text:p>
                      <text:list>
                        <text:list-item>
                          <text:p text:style-name="P1">qu'est ce que c'est ?</text:p>
                        </text:list-item>
                        <text:list-item>
                          <text:p text:style-name="P1">où peut on en trouver ?</text:p>
                        </text:list-item>
                      </text:list>
                    </text:list-item>
                    <text:list-item>
                      <text:p text:style-name="P1">qu'est ce qu'http ?</text:p>
                    </text:list-item>
                    <text:list-item>
                      <text:p text:style-name="P1">cadre invention</text:p>
                      <text:list>
                        <text:list-item>
                          <text:p text:style-name="P1">inventé par ...</text:p>
                        </text:list-item>
                        <text:list-item>
                          <text:p text:style-name="P1">il a aussi inventé ...</text:p>
                        </text:list-item>
                        <text:list-item>
                          <text:p text:style-name="P1">différence web / internet</text:p>
                        </text:list-item>
                      </text:list>
                    </text:list-item>
                    <text:list-item>
                      <text:p text:style-name="P1">numéro port http</text:p>
                    </text:list-item>
                    <text:list-item>
                      <text:p text:style-name="P1">protocole orienté connexion ?</text:p>
                      <text:list>
                        <text:list-item>
                          <text:p text:style-name="P1"><text:soft-page-break/>protocoles orientés connexion</text:p>
                          <text:list>
                            <text:list-item>
                              <text:p text:style-name="P1">exs</text:p>
                            </text:list-item>
                            <text:list-item>
                              <text:p text:style-name="P1">déroulement</text:p>
                            </text:list-item>
                          </text:list>
                        </text:list-item>
                        <text:list-item>
                          <text:p text:style-name="P1">choix orientation http : pourquoi ?</text:p>
                          <text:list>
                            <text:list-item>
                              <text:p text:style-name="P1">au début prévu pour quoi (pour répondre à quel problème et comment ?)</text:p>
                            </text:list-item>
                          </text:list>
                        </text:list-item>
                        <text:list-item>
                          <text:p text:style-name="P1">donc documents sur web sont publiques/privé par défaut ?</text:p>
                          <text:list>
                            <text:list-item>
                              <text:p text:style-name="P1">dans quel dossier sont situées informations ?</text:p>
                            </text:list-item>
                            <text:list-item>
                              <text:p text:style-name="P1">publique / privé par défaut ?</text:p>
                            </text:list-item>
                            <text:list-item>
                              <text:p text:style-name="P1">c'est toujours le cas actuellement ?</text:p>
                            </text:list-item>
                          </text:list>
                        </text:list-item>
                        <text:list-item>
                          <text:p text:style-name="P1">du coup dure pour nous pour applications</text:p>
                          <text:list>
                            <text:list-item>
                              <text:p text:style-name="P1">efforts nécessaires pour s'adapt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URL</text:p>
                  <text:list>
                    <text:list-item>
                      <text:p text:style-name="P1">signification acronyme</text:p>
                    </text:list-item>
                    <text:list-item>
                      <text:p text:style-name="P1">qu'est ce que c'est très grossièrement ?</text:p>
                    </text:list-item>
                    <text:list-item>
                      <text:p text:style-name="P1">peut avoir plusieurs formes</text:p>
                      <text:list>
                        <text:list-item>
                          <text:p text:style-name="P1">quelques exemples de préfixes</text:p>
                        </text:list-item>
                      </text:list>
                    </text:list-item>
                    <text:list-item>
                      <text:p text:style-name="P1">URL web</text:p>
                      <text:list>
                        <text:list-item>
                          <text:p text:style-name="P1">différentes parties</text:p>
                          <text:list>
                            <text:list-item>
                              <text:p text:style-name="P1">obligatoire</text:p>
                              <text:list>
                                <text:list-item>
                                  <text:p text:style-name="P1">protocole</text:p>
                                  <text:list>
                                    <text:list-item>
                                      <text:p text:style-name="P1">2 sous parties</text:p>
                                    </text:list-item>
                                    <text:list-item>
                                      <text:p text:style-name="P1">deuxième divisée en sous parties</text:p>
                                    </text:list-item>
                                    <text:list-item>
                                      <text:p text:style-name="P1">comment sont organisées ces sous parties ?</text:p>
                                      <text:list>
                                        <text:list-item>
                                          <text:p text:style-name="P1">ordre</text:p>
                                        </text:list-item>
                                        <text:list-item>
                                          <text:p text:style-name="P1">séparations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signification grossière chaque sous partie ?</text:p>
                                    </text:list-item>
                                    <text:list-item>
                                      <text:p text:style-name="P1">comment accéder au site quand il est hébergé sur l'ordi même ?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optionnel</text:p>
                              <text:list>
                                <text:list-item>
                                  <text:p text:style-name="P1">si fichier différent de index</text:p>
                                  <text:list>
                                    <text:list-item>
                                      <text:p text:style-name="P1">caractère séparation entre la partie d'avant et ç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2182775673975909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">une première chose</text:p>
                                      <text:list>
                                        <text:list-item>
                                          <text:p text:style-name="P2">peut être préfixé par ...</text:p>
                                          <text:list>
                                            <text:list-item>
                                              <text:p text:style-name="P2">pour accéder à un utilisateur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">puis tous les sous répertoires séparés par ...</text:p>
                                        </text:list-item>
                                        <text:list-item>
                                          <text:p text:style-name="P2">public_html dans url ?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">une deuxième chos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20951614" text:continue-list="list811432406677396802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">si paramètres passés en get</text:p>
                                  <text:list>
                                    <text:list-item>
                                      <text:p text:style-name="P1">caractère séparation entre la partie d'avant et ça</text:p>
                                    </text:list-item>
                                    <text:list-item>
                                      <text:p text:style-name="P1">syntaxe présentation attribut valeur</text:p>
                                    </text:list-item>
                                    <text:list-item>
                                      <text:p text:style-name="P1">caractère séparation interne (entre les attributs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possibilité URL relatives</text:p>
                          <text:list>
                            <text:list-item>
                              <text:p text:style-name="P3">notamment dans liens</text:p>
                            </text:list-item>
                            <text:list-item>
                              <text:p text:style-name="P3">du coup requête réeffectuée sur même serveu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client / serveur</text:p>
                  <text:list>
                    <text:list-item>
                      <text:p text:style-name="P3">intro</text:p>
                      <text:list>
                        <text:list-item>
                          <text:p text:style-name="P3">séparation entre</text:p>
                          <text:list>
                            <text:list-item>
                              <text:p text:style-name="P3">traitements sur machine serveur</text:p>
                            </text:list-item>
                            <text:list-item>
                              <text:p text:style-name="P3">et traitements locaux sur client</text:p>
                            </text:list-item>
                          </text:list>
                        </text:list-item>
                        <text:list-item>
                          <text:p text:style-name="P3">en pratique en TP</text:p>
                          <text:list>
                            <text:list-item>
                              <text:p text:style-name="P3"><text:soft-page-break/>client (navigateur) et serveur (apache) sur même machine</text:p>
                            </text:list-item>
                            <text:list-item>
                              <text:p text:style-name="P3">du coup on peut directement voir effets modifications</text:p>
                            </text:list-item>
                            <text:list-item>
                              <text:p text:style-name="P3">travail plus facile</text:p>
                            </text:list-item>
                          </text:list>
                        </text:list-item>
                        <text:list-item>
                          <text:p text:style-name="P3">sinon en temps normal</text:p>
                          <text:list>
                            <text:list-item>
                              <text:p text:style-name="P3">obligé de faire communications ftp avec le serveur pour syncronis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côté serveur</text:p>
                      <text:list>
                        <text:list-item>
                          <text:p text:style-name="P3">cgi</text:p>
                          <text:list>
                            <text:list-item>
                              <text:p text:style-name="P3">intro</text:p>
                              <text:list>
                                <text:list-item>
                                  <text:p text:style-name="P3">common gateway interface</text:p>
                                </text:list-item>
                                <text:list-item>
                                  <text:p text:style-name="P3">historiquement c'était ça qu'on utilisait avant</text:p>
                                </text:list-item>
                                <text:list-item>
                                  <text:p text:style-name="P3">toujours possible faire applications cgi</text:p>
                                </text:list-item>
                                <text:list-item>
                                  <text:p text:style-name="P3">(configurer apache pour ça)</text:p>
                                </text:list-item>
                              </text:list>
                            </text:list-item>
                            <text:list-item>
                              <text:p text:style-name="P3">fonctionnement</text:p>
                              <text:list>
                                <text:list-item>
                                  <text:p text:style-name="P3">tournaient côté serveur</text:p>
                                </text:list-item>
                                <text:list-item>
                                  <text:p text:style-name="P3">fabriquaient dans leur sortie standard du html</text:p>
                                </text:list-item>
                              </text:list>
                            </text:list-item>
                            <text:list-item>
                              <text:p text:style-name="P3">langages de programmation</text:p>
                              <text:list>
                                <text:list-item>
                                  <text:p text:style-name="P3">principalement au départ perl</text:p>
                                </text:list-item>
                                <text:list-item>
                                  <text:p text:style-name="P3">possible aussi en C ou même en bash</text:p>
                                </text:list-item>
                              </text:list>
                            </text:list-item>
                            <text:list-item>
                              <text:p text:style-name="P3">inconvégnent principal</text:p>
                              <text:list>
                                <text:list-item>
                                  <text:p text:style-name="P3">serveur apache créé un processur (fork)</text:p>
                                </text:list-item>
                                <text:list-item>
                                  <text:p text:style-name="P3">execute code du cgi</text:p>
                                </text:list-item>
                                <text:list-item>
                                  <text:p text:style-name="P3">assez lourd, consomme beaucoup de ressource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modules</text:p>
                          <text:list>
                            <text:list-item>
                              <text:p text:style-name="P3">apparus en suite interpréteurs intégrés dans modules du serveur</text:p>
                            </text:list-item>
                            <text:list-item>
                              <text:p text:style-name="P3">apache possède des modules permettant d'interpréter PHP / python / autre</text:p>
                            </text:list-item>
                            <text:list-item>
                              <text:p text:style-name="P3">requête php</text:p>
                              <text:list>
                                <text:list-item>
                                  <text:p text:style-name="P3">pas processus léger par fork</text:p>
                                </text:list-item>
                                <text:list-item>
                                  <text:p text:style-name="P3">mais processus léger avec thread</text:p>
                                </text:list-item>
                                <text:list-item>
                                  <text:p text:style-name="P3">c'est ce thread qui va produire du html sur la sortie standard</text:p>
                                </text:list-item>
                                <text:list-item>
                                  <text:p text:style-name="P3">c'est cette sortie standard qui sera envoyée comme résultat de la requêt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côté client</text:p>
                      <text:list>
                        <text:list-item>
                          <text:p text:style-name="P3">grand nombre de technologies</text:p>
                          <text:list>
                            <text:list-item>
                              <text:p text:style-name="P3">animations flash actionscript etc</text:p>
                            </text:list-item>
                            <text:list-item>
                              <text:p text:style-name="P3">applet java : possibilité encapsuler java à l'intérieur page html</text:p>
                            </text:list-item>
                            <text:list-item>
                              <text:p text:style-name="P3">javascript</text:p>
                              <text:list>
                                <text:list-item>
                                  <text:p text:style-name="P3">langage le plus utilisé sur le web côté client</text:p>
                                </text:list-item>
                                <text:list-item>
                                  <text:p text:style-name="P3">HTML5</text:p>
                                  <text:list>
                                    <text:list-item>
                                      <text:p text:style-name="P3">principalement des API client pour développement javascript</text:p>
                                    </text:list-item>
                                    <text:list-item>
                                      <text:p text:style-name="P3">donc MAJ surtout faite pour javascript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pourquoi développements côté client ?</text:p>
                          <text:list>
                            <text:list-item>
                              <text:p text:style-name="P3">car plus il y a de développement côté client</text:p>
                            </text:list-item>
                            <text:list-item>
                              <text:p text:style-name="P3">moins il y a besoin de faire des requêtes côté serveur</text:p>
                            </text:list-item>
                            <text:list-item>
                              <text:p text:style-name="P3">donc moins on est tributaire du réseau</text:p>
                            </text:list-item>
                            <text:list-item>
                              <text:p text:style-name="P3">du coup moins de lag</text:p>
                            </text:list-item>
                          </text:list>
                        </text:list-item>
                        <text:list-item>
                          <text:p text:style-name="P3">de moins en moins de requêtes au serveur</text:p>
                          <text:list>
                            <text:list-item>
                              <text:p text:style-name="P3">celles ci sont minimisées</text:p>
                            </text:list-item>
                            <text:list-item>
                              <text:p text:style-name="P3">mais aussi assynchrones</text:p>
                              <text:list>
                                <text:list-item>
                                  <text:p text:style-name="P3">on fait une requête</text:p>
                                </text:list-item>
                                <text:list-item>
                                  <text:p text:style-name="P3"><text:soft-page-break/>pendant que la requête est envoyée, avant même d'avoir réponse :</text:p>
                                </text:list-item>
                                <text:list-item>
                                  <text:p text:style-name="P3">des calculs se font côté client avec javascript</text:p>
                                </text:list-item>
                                <text:list-item>
                                  <text:p text:style-name="P3">l'application agit donc de manière autonome</text:p>
                                </text:list-item>
                                <text:list-item>
                                  <text:p text:style-name="P3">elle envoie juste régulièrement des requêtes pour mettre le serveur a jou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architecture 3/3</text:p>
                  <text:list>
                    <text:list-item>
                      <text:p text:style-name="P3">applications réparties en plusieurs serveurs</text:p>
                      <text:list>
                        <text:list-item>
                          <text:p text:style-name="P3">serveur http</text:p>
                        </text:list-item>
                        <text:list-item>
                          <text:p text:style-name="P3">client local</text:p>
                        </text:list-item>
                        <text:list-item>
                          <text:p text:style-name="P3">serveur BDD</text:p>
                        </text:list-item>
                      </text:list>
                    </text:list-item>
                    <text:list-item>
                      <text:p text:style-name="P3">déroulement</text:p>
                      <text:list>
                        <text:list-item>
                          <text:p text:style-name="P3">client envoie requêtes au serveur http</text:p>
                        </text:list-item>
                        <text:list-item>
                          <text:p text:style-name="P3">qui envoie requêtes à serveur par ex mySQL</text:p>
                        </text:list-item>
                        <text:list-item>
                          <text:p text:style-name="P3">(c'est pas le serveur directement qui envoie requêtes</text:p>
                        </text:list-item>
                        <text:list-item>
                          <text:p text:style-name="P3">c'est notre code php exécuté dans thread</text:p>
                        </text:list-item>
                        <text:list-item>
                          <text:p text:style-name="P3">puis récupère et met en page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HTML XHTML HTML5</text:p>
          <text:list>
            <text:list-item>
              <text:p text:style-name="P3">intro</text:p>
              <text:list>
                <text:list-item>
                  <text:p text:style-name="P3">HTML de base (avant XHTML)</text:p>
                  <text:list>
                    <text:list-item>
                      <text:p text:style-name="P3">HTML de tim berners lee de base</text:p>
                    </text:list-item>
                    <text:list-item>
                      <text:p text:style-name="P3">reppris par W3C (world wide web consortium)</text:p>
                    </text:list-item>
                    <text:list-item>
                      <text:p text:style-name="P3">W3C met des normes à respecter</text:p>
                    </text:list-item>
                  </text:list>
                </text:list-item>
                <text:list-item>
                  <text:p text:style-name="P3">XHTML</text:p>
                  <text:list>
                    <text:list-item>
                      <text:p text:style-name="P3">XHTML est une application XML</text:p>
                    </text:list-item>
                    <text:list-item>
                      <text:p text:style-name="P3">XML</text:p>
                      <text:list>
                        <text:list-item>
                          <text:p text:style-name="P3">simplification de SGML</text:p>
                          <text:list>
                            <text:list-item>
                              <text:p text:style-name="P3">prévu de base pour édition de données</text:p>
                            </text:list-item>
                            <text:list-item>
                              <text:p text:style-name="P3">extrêmement compliqué et puissant</text:p>
                            </text:list-item>
                          </text:list>
                        </text:list-item>
                        <text:list-item>
                          <text:p text:style-name="P3">grammaire permettant de définir différents langages (appelés applications) XML</text:p>
                        </text:list-item>
                        <text:list-item>
                          <text:p text:style-name="P3">c'est un ensemble de règles</text:p>
                        </text:list-item>
                      </text:list>
                    </text:list-item>
                    <text:list-item>
                      <text:p text:style-name="P3">XHTML beaucoup plus strict</text:p>
                      <text:list>
                        <text:list-item>
                          <text:p text:style-name="P3">ex</text:p>
                          <text:list>
                            <text:list-item>
                              <text:p text:style-name="P3">balise ouvrante → balise fermante</text:p>
                            </text:list-item>
                            <text:list-item>
                              <text:p text:style-name="P3">(pas obligé en HTML)</text:p>
                            </text:list-item>
                          </text:list>
                        </text:list-item>
                        <text:list-item>
                          <text:p text:style-name="P3">but</text:p>
                          <text:list>
                            <text:list-item>
                              <text:p text:style-name="P3">juste pour forcer à écrire proprement</text:p>
                            </text:list-item>
                            <text:list-item>
                              <text:p text:style-name="P3">navigateur accepte de toute manière syntaxe relachée</text:p>
                            </text:list-item>
                            <text:list-item>
                              <text:p text:style-name="P3">strict aussi pour les robots de recherch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HTML5</text:p>
                  <text:list>
                    <text:list-item>
                      <text:p text:style-name="P3">depuis 2006</text:p>
                    </text:list-item>
                    <text:list-item>
                      <text:p text:style-name="P3">répandu ?</text:p>
                      <text:list>
                        <text:list-item>
                          <text:p text:style-name="P3">pas encore sur tous les navigateurs</text:p>
                        </text:list-item>
                        <text:list-item>
                          <text:p text:style-name="P3">partiellement présent sur beaucoup</text:p>
                        </text:list-item>
                        <text:list-item>
                          <text:p text:style-name="P3">les navigateurs récents sont à peu prés tous à jour</text:p>
                        </text:list-item>
                      </text:list>
                    </text:list-item>
                    <text:list-item>
                      <text:p text:style-name="P3">du coup incompatibilité vieux navigateurs</text:p>
                      <text:list>
                        <text:list-item>
                          <text:p text:style-name="P3">mais possible écrire scriptes javascript</text:p>
                        </text:list-item>
                        <text:list-item>
                          <text:p text:style-name="P3">pour détecter si vieille version HTML</text:p>
                        </text:list-item>
                        <text:list-item>
                          <text:p text:style-name="P3">et produire présentation à la HTML5 fabriquée en javascript</text:p>
                        </text:list-item>
                      </text:list>
                    </text:list-item>
                  </text:list>
                </text:list-item>
                <text:list-item>
                  <text:p text:style-name="P3"><text:soft-page-break/>depuis XHTML : séparation forme / fond</text:p>
                  <text:list>
                    <text:list-item>
                      <text:p text:style-name="P3">avant, mélange balises structuration et mise en forme</text:p>
                    </text:list-item>
                    <text:list-item>
                      <text:p text:style-name="P3">puis CSS est apparu</text:p>
                    </text:list-item>
                    <text:list-item>
                      <text:p text:style-name="P3">(feuilles de style en cascade)</text:p>
                    </text:list-item>
                    <text:list-item>
                      <text:p text:style-name="P3">dans HTML : fond</text:p>
                    </text:list-item>
                    <text:list-item>
                      <text:p text:style-name="P3">CSS : forme</text:p>
                    </text:list-item>
                  </text:list>
                </text:list-item>
                <text:list-item>
                  <text:p text:style-name="P3">sites utiles</text:p>
                  <text:list>
                    <text:list-item>
                      <text:p text:style-name="P3">w3schools.com : cours exhaustifs mais pas très pédagogiques</text:p>
                    </text:list-item>
                    <text:list-item>
                      <text:p text:style-name="P3">validator.w3.org</text:p>
                      <text:list>
                        <text:list-item>
                          <text:p text:style-name="P3">valide les pages</text:p>
                        </text:list-item>
                        <text:list-item>
                          <text:p text:style-name="P3">dit si elles sont conformes aux normes W3C</text:p>
                        </text:list-item>
                      </text:list>
                    </text:list-item>
                    <text:list-item>
                      <text:p text:style-name="P3">w3.org</text:p>
                      <text:list>
                        <text:list-item>
                          <text:p text:style-name="P3">contient toutes les normes</text:p>
                        </text:list-item>
                        <text:list-item>
                          <text:p text:style-name="P3">assez hardue à lire</text:p>
                        </text:list-item>
                      </text:list>
                    </text:list-item>
                  </text:list>
                </text:list-item>
                <text:list-item>
                  <text:p text:style-name="P3">vocabulaire</text:p>
                  <text:list>
                    <text:list-item>
                      <text:p text:style-name="P3">document</text:p>
                      <text:list>
                        <text:list-item>
                          <text:p text:style-name="P3">ensemble du texte composé</text:p>
                          <text:list>
                            <text:list-item>
                              <text:p text:style-name="P3">du fichier principale (un seul fichier HTML)</text:p>
                            </text:list-item>
                            <text:list-item>
                              <text:p text:style-name="P3">des fichiers inclus ou référencés</text:p>
                              <text:list>
                                <text:list-item>
                                  <text:p text:style-name="P3">image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racine d'accés aux objets en javascript</text:p>
                          <text:list>
                            <text:list-item>
                              <text:p text:style-name="P3">les pages sont en fait sous forme d'arbres, le DOM</text:p>
                            </text:list-item>
                            <text:list-item>
                              <text:p text:style-name="P3">racine : document</text:p>
                            </text:list-item>
                            <text:list-item>
                              <text:p text:style-name="P3">puis en descendant : imbrication de balises</text:p>
                            </text:list-item>
                            <text:list-item>
                              <text:p text:style-name="P3">feuilles = textes etc je pens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balises (déjà vu)</text:p>
                    </text:list-item>
                    <text:list-item>
                      <text:p text:style-name="P3">élément</text:p>
                      <text:list>
                        <text:list-item>
                          <text:p text:style-name="P3">nœud (pas plutôt sous arbre ?) du DOM</text:p>
                        </text:list-item>
                        <text:list-item>
                          <text:p text:style-name="P3">correspond à deux balises + contenu</text:p>
                        </text:list-item>
                        <text:list-item>
                          <text:p text:style-name="P3">syntaxe : &lt;balise&gt;pioejr&lt;/balise&gt;</text:p>
                        </text:list-item>
                      </text:list>
                    </text:list-item>
                    <text:list-item>
                      <text:p text:style-name="P3">élément vide</text:p>
                      <text:list>
                        <text:list-item>
                          <text:p text:style-name="P3">une seule balise ouvrante fermante</text:p>
                        </text:list-item>
                        <text:list-item>
                          <text:p text:style-name="P3">syntaxe</text:p>
                          <text:list>
                            <text:list-item>
                              <text:p text:style-name="P3">stricte : &lt;balise /&gt;</text:p>
                            </text:list-item>
                            <text:list-item>
                              <text:p text:style-name="P3">mais &lt;balise&gt; autorisé et compris par navigateurs</text:p>
                            </text:list-item>
                          </text:list>
                        </text:list-item>
                        <text:list-item>
                          <text:p text:style-name="P3">exemple : &lt;br /&gt;</text:p>
                          <text:list>
                            <text:list-item>
                              <text:p text:style-name="P3">pour sauter une ligne</text:p>
                            </text:list-item>
                            <text:list-item>
                              <text:p text:style-name="P3">car retour à la ligne (entrée) blancs etc,</text:p>
                            </text:list-item>
                            <text:list-item>
                              <text:p text:style-name="P3">sont pas considérés dans page htm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attributs</text:p>
                      <text:list>
                        <text:list-item>
                          <text:p text:style-name="P3">propriétés des balises</text:p>
                        </text:list-item>
                        <text:list-item>
                          <text:p text:style-name="P3">syntaxe</text:p>
                          <text:list>
                            <text:list-item>
                              <text:p text:style-name="P3">nom="valeur"</text:p>
                            </text:list-item>
                            <text:list-item>
                              <text:p text:style-name="P3">nom='valeur'</text:p>
                            </text:list-item>
                          </text:list>
                        </text:list-item>
                        <text:list-item>
                          <text:p text:style-name="P3">situé où ?</text:p>
                          <text:list>
                            <text:list-item>
                              <text:p text:style-name="P3">jamais dans balise fermante</text:p>
                            </text:list-item>
                            <text:list-item>
                              <text:p text:style-name="P3">uniquement dans ouvrante</text:p>
                            </text:list-item>
                            <text:list-item>
                              <text:p text:style-name="P3">ou dans balise seule pour éléments vides</text:p>
                            </text:list-item>
                          </text:list>
                        </text:list-item>
                        <text:list-item>
                          <text:p text:style-name="P3">nom</text:p>
                          <text:list>
                            <text:list-item>
                              <text:p text:style-name="P3"><text:soft-page-break/>spécifié par la norme</text:p>
                            </text:list-item>
                            <text:list-item>
                              <text:p text:style-name="P3">on peut quand même parfois rajouter des attributs</text:p>
                            </text:list-item>
                            <text:list-item>
                              <text:p text:style-name="P3">(je sais pas comment)</text:p>
                            </text:list-item>
                          </text:list>
                        </text:list-item>
                        <text:list-item>
                          <text:p text:style-name="P3">certains attributs sont communs à beaucoup d'éléments HTML</text:p>
                          <text:list>
                            <text:list-item>
                              <text:p text:style-name="P3">ex</text:p>
                              <text:list>
                                <text:list-item>
                                  <text:p text:style-name="P3">id</text:p>
                                  <text:list>
                                    <text:list-item>
                                      <text:p text:style-name="P3">identificateur unique d'un élément</text:p>
                                    </text:list-item>
                                    <text:list-item>
                                      <text:p text:style-name="P3">unique dans une page ou dans toutes ? (je sais pas)</text:p>
                                    </text:list-item>
                                    <text:list-item>
                                      <text:p text:style-name="P3">identification très utile côté client</text:p>
                                    </text:list-item>
                                    <text:list-item>
                                      <text:p text:style-name="P3">en javascript peut faire "getElementByID" donc utile</text:p>
                                    </text:list-item>
                                  </text:list>
                                </text:list-item>
                                <text:list-item>
                                  <text:p text:style-name="P3">name</text:p>
                                  <text:list>
                                    <text:list-item>
                                      <text:p text:style-name="P3">nom la plupart du temps également identifiant</text:p>
                                    </text:list-item>
                                    <text:list-item>
                                      <text:p text:style-name="P3">mais pas toujours</text:p>
                                    </text:list-item>
                                    <text:list-item>
                                      <text:p text:style-name="P3">ex : radiobutton</text:p>
                                      <text:list>
                                        <text:list-item>
                                          <text:p text:style-name="P3">permet de choisir une option parmi plusieurs</text:p>
                                        </text:list-item>
                                        <text:list-item>
                                          <text:p text:style-name="P3">la plupart du temps : même name pour chaque</text:p>
                                        </text:list-item>
                                        <text:list-item>
                                          <text:p text:style-name="P3">c'est value qui change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">value</text:p>
                                  <text:list>
                                    <text:list-item>
                                      <text:p text:style-name="P3">pour attribuer valeur</text:p>
                                    </text:list-item>
                                    <text:list-item>
                                      <text:p text:style-name="P3">associé à name</text:p>
                                    </text:list-item>
                                    <text:list-item>
                                      <text:p text:style-name="P3">(toujours je crois mais pas sur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syntaxe HTML5</text:p>
              <text:list>
                <text:list-item>
                  <text:p text:style-name="P3">généralités</text:p>
                  <text:list>
                    <text:list-item>
                      <text:p text:style-name="P3">HTML5 laxiste par rapport à XHTML</text:p>
                      <text:list>
                        <text:list-item>
                          <text:p text:style-name="P3">(retour à l'ancienne)</text:p>
                        </text:list-item>
                        <text:list-item>
                          <text:p text:style-name="P3">head et body optionnelles</text:p>
                        </text:list-item>
                      </text:list>
                    </text:list-item>
                    <text:list-item>
                      <text:p text:style-name="P3">code classique minimale</text:p>
                      <text:list>
                        <text:list-item>
                          <text:p text:style-name="P3">&lt;!doctype html&gt;</text:p>
                          <text:list>
                            <text:list-item>
                              <text:p text:style-name="P3">sous xhtml très complexe référençant l'adresse de la DTD utilisée</text:p>
                            </text:list-item>
                            <text:list-item>
                              <text:p text:style-name="P3">DTD</text:p>
                              <text:list>
                                <text:list-item>
                                  <text:p text:style-name="P3">grammaire html</text:p>
                                </text:list-item>
                                <text:list-item>
                                  <text:p text:style-name="P3">document type definition</text:p>
                                </text:list-item>
                                <text:list-item>
                                  <text:p text:style-name="P3">définit</text:p>
                                  <text:list>
                                    <text:list-item>
                                      <text:p text:style-name="P3">balises permises</text:p>
                                    </text:list-item>
                                    <text:list-item>
                                      <text:p text:style-name="P3">attributs permis</text:p>
                                    </text:list-item>
                                    <text:list-item>
                                      <text:p text:style-name="P3">etc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&lt;html lang="fr"&gt;</text:p>
                        </text:list-item>
                        <text:list-item>
                          <text:p text:style-name="P3">&lt;head&gt;</text:p>
                          <text:list>
                            <text:list-item>
                              <text:p text:style-name="P3">à ne pas confondre avec header</text:p>
                            </text:list-item>
                            <text:list-item>
                              <text:p text:style-name="P3">head n'est pas visible</text:p>
                            </text:list-item>
                            <text:list-item>
                              <text:p text:style-name="P3">contient des informations</text:p>
                              <text:list>
                                <text:list-item>
                                  <text:p text:style-name="P3">metadonnées</text:p>
                                </text:list-item>
                                <text:list-item>
                                  <text:p text:style-name="P3">ressources scripts et CSS</text:p>
                                </text:list-item>
                                <text:list-item>
                                  <text:p text:style-name="P3">etc</text:p>
                                </text:list-item>
                              </text:list>
                            </text:list-item>
                            <text:list-item>
                              <text:p text:style-name="P3">une chose indispensable dans head :</text:p>
                            </text:list-item>
                            <text:list-item>
                              <text:p text:style-name="P3">charset</text:p>
                              <text:list>
                                <text:list-item>
                                  <text:p text:style-name="P3">système d'encodage des caractères du fichier</text:p>
                                </text:list-item>
                                <text:list-item>
                                  <text:p text:style-name="P3">au sein d'un même fichier on peut avoir des fichiers utf-8 et isolatin1</text:p>
                                  <text:list>
                                    <text:list-item>
                                      <text:p text:style-name="P3">isolatin1 : caractère = 1 octet</text:p>
                                    </text:list-item>
                                    <text:list-item>
                                      <text:p text:style-name="P3"><text:soft-page-break/>utf-8 : = 4 octets</text:p>
                                    </text:list-item>
                                  </text:list>
                                </text:list-item>
                                <text:list-item>
                                  <text:p text:style-name="P3">de préférence choisir utf-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&lt;!-- … --&gt;</text:p>
                          <text:list>
                            <text:list-item>
                              <text:p text:style-name="P3">commentaires</text:p>
                            </text:list-item>
                            <text:list-item>
                              <text:p text:style-name="P3">attention dans les imbrications : l'ouverture la plus extérieur est fermée par la fermeture la plus intérieur (car ouvertures intérieurs considérées comme faisant partie du commentaire)</text:p>
                            </text:list-item>
                          </text:list>
                        </text:list-item>
                        <text:list-item>
                          <text:p text:style-name="P3">&lt;title&gt;</text:p>
                          <text:list>
                            <text:list-item>
                              <text:p text:style-name="P3">titre affiché dans la barre de la fenêtre du navigateur</text:p>
                            </text:list-item>
                          </text:list>
                        </text:list-item>
                        <text:list-item>
                          <text:p text:style-name="P3">&lt;body&gt;</text:p>
                          <text:list>
                            <text:list-item>
                              <text:p text:style-name="P3">contient tout ce qui va être visible dans la fenêtre du navigateur</text:p>
                            </text:list-item>
                          </text:list>
                        </text:list-item>
                        <text:list-item>
                          <text:p text:style-name="P3">&lt;header&gt;</text:p>
                          <text:list>
                            <text:list-item>
                              <text:p text:style-name="P3">en-tête visuel</text:p>
                            </text:list-item>
                            <text:list-item>
                              <text:p text:style-name="P3">bannière haute horizontale</text:p>
                            </text:list-item>
                          </text:list>
                        </text:list-item>
                        <text:list-item>
                          <text:p text:style-name="P3">&lt;footer&gt;</text:p>
                          <text:list>
                            <text:list-item>
                              <text:p text:style-name="P3">bannière bass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l'en tête du document</text:p>
                  <text:list>
                    <text:list-item>
                      <text:p text:style-name="P3">head</text:p>
                      <text:list>
                        <text:list-item>
                          <text:p text:style-name="P3">meta</text:p>
                          <text:list>
                            <text:list-item>
                              <text:p text:style-name="P3">ce sont les métadonnées</text:p>
                              <text:list>
                                <text:list-item>
                                  <text:p text:style-name="P3">données sur un document</text:p>
                                </text:list-item>
                                <text:list-item>
                                  <text:p text:style-name="P3">ex : auteur, date, références etc</text:p>
                                </text:list-item>
                                <text:list-item>
                                  <text:p text:style-name="P3">données qui ne sont pas visibles mais qualifient le document et non le contenu</text:p>
                                </text:list-item>
                                <text:list-item>
                                  <text:p text:style-name="P3">importantes nottamment pour moteurs de recherches</text:p>
                                </text:list-item>
                              </text:list>
                            </text:list-item>
                            <text:list-item>
                              <text:p text:style-name="P3">attributs</text:p>
                              <text:list>
                                <text:list-item>
                                  <text:p text:style-name="P3">charset (déjà vu)</text:p>
                                </text:list-item>
                                <text:list-item>
                                  <text:p text:style-name="P3">name</text:p>
                                  <text:list>
                                    <text:list-item>
                                      <text:p text:style-name="P3">author</text:p>
                                    </text:list-item>
                                    <text:list-item>
                                      <text:p text:style-name="P3">descriptions</text:p>
                                    </text:list-item>
                                    <text:list-item>
                                      <text:p text:style-name="P3">keywords (important pour indexation par robots)</text:p>
                                    </text:list-item>
                                  </text:list>
                                </text:list-item>
                                <text:list-item>
                                  <text:p text:style-name="P3">content</text:p>
                                  <text:list>
                                    <text:list-item>
                                      <text:p text:style-name="P3">les valeurs correspondant au name</text:p>
                                    </text:list-item>
                                  </text:list>
                                </text:list-item>
                                <text:list-item>
                                  <text:p text:style-name="P3">http-equiv</text:p>
                                  <text:list>
                                    <text:list-item>
                                      <text:p text:style-name="P3">utile pour envoyer en-têtes http au navigateur</text:p>
                                    </text:list-item>
                                    <text:list-item>
                                      <text:p text:style-name="P3">par exemple pour rafraichir la page toutes les x secondes</text:p>
                                    </text:list-item>
                                    <text:list-item>
                                      <text:p text:style-name="P3">&lt;meta http-equiv="refresh" content="5" /&gt;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script</text:p>
                          <text:list>
                            <text:list-item>
                              <text:p text:style-name="P3">scriptes javascript de préférence dans des fichiers à part</text:p>
                            </text:list-item>
                            <text:list-item>
                              <text:p text:style-name="P3">balise script permet de référencer le source</text:p>
                            </text:list-item>
                            <text:list-item>
                              <text:p text:style-name="P3">mais peut aussi mettre code directement entre &lt;script&gt; et &lt;/script&gt; je crois</text:p>
                            </text:list-item>
                            <text:list-item>
                              <text:p text:style-name="P3">script n'est pas un élément vide ! Même si on ne fait que référencer une page, ne pas oublier de fermer la balise</text:p>
                            </text:list-item>
                          </text:list>
                        </text:list-item>
                        <text:list-item>
                          <text:p text:style-name="P3">link</text:p>
                          <text:list>
                            <text:list-item>
                              <text:p text:style-name="P3">permet d'indiquer des feuilles CSS par exemple (mais aussi d'autres)</text:p>
                            </text:list-item>
                            <text:list-item>
                              <text:p text:style-name="P3">possible mettre style CSS direct dans html mais plus propre à par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corps du document</text:p>
              <text:list>
                <text:list-item>
                  <text:p text:style-name="P3">affichage des éléments</text:p>
                  <text:list>
                    <text:list-item>
                      <text:p text:style-name="P3"><text:soft-page-break/>inline</text:p>
                      <text:list>
                        <text:list-item>
                          <text:p text:style-name="P3">pas de retour à la ligne entre deux inline</text:p>
                        </text:list-item>
                        <text:list-item>
                          <text:p text:style-name="P3">ex : caractères d'un texte, span, a, input etc</text:p>
                        </text:list-item>
                      </text:list>
                    </text:list-item>
                    <text:list-item>
                      <text:p text:style-name="P3">bloc</text:p>
                      <text:list>
                        <text:list-item>
                          <text:p text:style-name="P3">saut de ligne avant et après</text:p>
                        </text:list-item>
                        <text:list-item>
                          <text:p text:style-name="P3">x : p, h1, header...</text:p>
                        </text:list-item>
                        <text:list-item>
                          <text:p text:style-name="P3">avant, div aussi</text:p>
                          <text:list>
                            <text:list-item>
                              <text:p text:style-name="P3">sans sémantique</text:p>
                            </text:list-item>
                            <text:list-item>
                              <text:p text:style-name="P3">mise en forme subjective avec class etc</text:p>
                            </text:list-item>
                            <text:list-item>
                              <text:p text:style-name="P3">servait a structuré</text:p>
                            </text:list-item>
                            <text:list-item>
                              <text:p text:style-name="P3">pas recommandé en html5</text:p>
                            </text:list-item>
                          </text:list>
                        </text:list-item>
                        <text:list-item>
                          <text:p text:style-name="P3">historiquement structuration :</text:p>
                          <text:list>
                            <text:list-item>
                              <text:p text:style-name="P3">table → div → balises sémantiques (header nav article et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attributs de base</text:p>
                  <text:list>
                    <text:list-item>
                      <text:p text:style-name="P3">généralités</text:p>
                      <text:list>
                        <text:list-item>
                          <text:p text:style-name="P3">attributs communs à quasiment toutes les balises</text:p>
                        </text:list-item>
                        <text:list-item>
                          <text:p text:style-name="P3">autre nom : core attributs</text:p>
                        </text:list-item>
                      </text:list>
                    </text:list-item>
                    <text:list-item>
                      <text:p text:style-name="P3">exemples</text:p>
                      <text:list>
                        <text:list-item>
                          <text:p text:style-name="P3">class</text:p>
                          <text:list>
                            <text:list-item>
                              <text:p text:style-name="P3">noms (pas forcément uniques) permettant de spécifier une mise en page</text:p>
                            </text:list-item>
                          </text:list>
                        </text:list-item>
                        <text:list-item>
                          <text:p text:style-name="P3">id</text:p>
                          <text:list>
                            <text:list-item>
                              <text:p text:style-name="P3">déjà vu</text:p>
                            </text:list-item>
                          </text:list>
                        </text:list-item>
                        <text:list-item>
                          <text:p text:style-name="P3">title</text:p>
                          <text:list>
                            <text:list-item>
                              <text:p text:style-name="P3">afficher un texte au survo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éléments indispensables</text:p>
                  <text:list>
                    <text:list-item>
                      <text:p text:style-name="P3">a</text:p>
                      <text:list>
                        <text:list-item>
                          <text:p text:style-name="P3">anchor</text:p>
                        </text:list-item>
                        <text:list-item>
                          <text:p text:style-name="P3">peuvent être utilisés comme...</text:p>
                          <text:list>
                            <text:list-item>
                              <text:p text:style-name="P3">lien</text:p>
                              <text:list>
                                <text:list-item>
                                  <text:p text:style-name="P3">attribut href pour indiquer cible d'un lien</text:p>
                                </text:list-item>
                              </text:list>
                            </text:list-item>
                            <text:list-item>
                              <text:p text:style-name="P3">ou marque page</text:p>
                              <text:list>
                                <text:list-item>
                                  <text:p text:style-name="P3">créer marque page</text:p>
                                  <text:list>
                                    <text:list-item>
                                      <text:p text:style-name="P3">attribut id pour indiquer le nom du marque page</text:p>
                                    </text:list-item>
                                    <text:list-item>
                                      <text:p text:style-name="P3">(pas de href)</text:p>
                                    </text:list-item>
                                  </text:list>
                                </text:list-item>
                                <text:list-item>
                                  <text:p text:style-name="P3">faire un lien vers le marque page</text:p>
                                  <text:list>
                                    <text:list-item>
                                      <text:p text:style-name="P3">href avec #nomLien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">javascript</text:p>
                              <text:list>
                                <text:list-item>
                                  <text:p text:style-name="P3">href="javascript : instructionJavascript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script</text:p>
                      <text:list>
                        <text:list-item>
                          <text:p text:style-name="P3">pour mettre des scripts</text:p>
                        </text:list-item>
                        <text:list-item>
                          <text:p text:style-name="P3">pas forcément javascript il me semble</text:p>
                        </text:list-item>
                        <text:list-item>
                          <text:p text:style-name="P3">insère du code javascript dont le résultat est visible là où est située la balise</text:p>
                        </text:list-item>
                        <text:list-item>
                          <text:p text:style-name="P3">pas conseillé il me semble, plutôt dans fichier à part</text:p>
                        </text:list-item>
                      </text:list>
                    </text:list-item>
                    <text:list-item>
                      <text:p text:style-name="P3">p : paragraphe</text:p>
                    </text:list-item>
                    <text:list-item>
                      <text:p text:style-name="P3">br : break, passe à la ligne</text:p>
                    </text:list-item>
                    <text:list-item>
                      <text:p text:style-name="P3">h1 h2 etc : niveaux de titre</text:p>
                    </text:list-item>
                    <text:list-item>
                      <text:p text:style-name="P3">ol : liste ordonnée</text:p>
                    </text:list-item>
                    <text:list-item>
                      <text:p text:style-name="P3">ul : liste non ordonnée (souvent utilisée pour menus)</text:p>
                    </text:list-item>
                    <text:list-item>
                      <text:p text:style-name="P3">li : items des listes</text:p>
                    </text:list-item>
                    <text:list-item>
                      <text:p text:style-name="P3"><text:soft-page-break/>div : sectionnement logique sans sémantique</text:p>
                    </text:list-item>
                    <text:list-item>
                      <text:p text:style-name="P3">table : tableau html</text:p>
                      <text:list>
                        <text:list-item>
                          <text:p text:style-name="P3">généralité</text:p>
                          <text:list>
                            <text:list-item>
                              <text:p text:style-name="P3">orienté lignes</text:p>
                              <text:list>
                                <text:list-item>
                                  <text:p text:style-name="P3">on écrit une ligne avec chacune de ses cellules, puis la suivante et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sous balises</text:p>
                          <text:list>
                            <text:list-item>
                              <text:p text:style-name="P3">tr : table row = ligne</text:p>
                            </text:list-item>
                            <text:list-item>
                              <text:p text:style-name="P3">td : table delimiter = cellule</text:p>
                            </text:list-item>
                            <text:list-item>
                              <text:p text:style-name="P3">caption : légende</text:p>
                            </text:list-item>
                            <text:list-item>
                              <text:p text:style-name="P3">th : ligne d'en-tête</text:p>
                            </text:list-item>
                          </text:list>
                        </text:list-item>
                        <text:list-item>
                          <text:p text:style-name="P3">note perso</text:p>
                          <text:list>
                            <text:list-item>
                              <text:p text:style-name="P3">th décalé d'une ligne par rapport au reste</text:p>
                            </text:list-item>
                            <text:list-item>
                              <text:p text:style-name="P3">fait pour que la première ligne soit une en-tête</text:p>
                            </text:list-item>
                            <text:list-item>
                              <text:p text:style-name="P3">et la première colonne aussi (donc une cellule de plus par tr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hr : ligne horizontale</text:p>
                    </text:list-item>
                    <text:list-item>
                      <text:p text:style-name="P3">img : insère images</text:p>
                      <text:list>
                        <text:list-item>
                          <text:p text:style-name="P3">généralités</text:p>
                          <text:list>
                            <text:list-item>
                              <text:p text:style-name="P3">ressources externes à la page web</text:p>
                            </text:list-item>
                            <text:list-item>
                              <text:p text:style-name="P3">(page web = page html avec liens vers d'autres ressources</text:p>
                            </text:list-item>
                            <text:list-item>
                              <text:p text:style-name="P3">intérêt : on charge déjà la page puis en suite les images</text:p>
                            </text:list-item>
                            <text:list-item>
                              <text:p text:style-name="P3">du coup pas de lag pour les images)</text:p>
                            </text:list-item>
                          </text:list>
                        </text:list-item>
                        <text:list-item>
                          <text:p text:style-name="P3">attributs</text:p>
                          <text:list>
                            <text:list-item>
                              <text:p text:style-name="P3">src</text:p>
                            </text:list-item>
                            <text:list-item>
                              <text:p text:style-name="P3">alt</text:p>
                            </text:list-item>
                            <text:list-item>
                              <text:p text:style-name="P3">width</text:p>
                            </text:list-item>
                            <text:list-item>
                              <text:p text:style-name="P3">heigh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nav : tout ce qui contient des liens</text:p>
                      <text:list>
                        <text:list-item>
                          <text:p text:style-name="P3">menu avec liens</text:p>
                        </text:list-item>
                        <text:list-item>
                          <text:p text:style-name="P3">fil d'ariane (chemin avec liens pour remonter)</text:p>
                        </text:list-item>
                      </text:list>
                    </text:list-item>
                    <text:list-item>
                      <text:p text:style-name="P3">article</text:p>
                    </text:list-item>
                    <text:list-item>
                      <text:p text:style-name="P3">section</text:p>
                    </text:list-item>
                    <text:list-item>
                      <text:p text:style-name="P3">aside : pour ce qui n'est pas très utile, bandeaux publicitaires etc</text:p>
                    </text:list-item>
                    <text:list-item>
                      <text:p text:style-name="P3">time</text:p>
                    </text:list-item>
                    <text:list-item>
                      <text:p text:style-name="P3">figure</text:p>
                    </text:list-item>
                  </text:list>
                </text:list-item>
              </text:list>
            </text:list-item>
            <text:list-item>
              <text:p text:style-name="P3">formulaires</text:p>
              <text:list>
                <text:list-item>
                  <text:p text:style-name="P3">interactions avec utilisateur</text:p>
                </text:list-item>
                <text:list-item>
                  <text:p text:style-name="P3">éléments de formulaire</text:p>
                  <text:list>
                    <text:list-item>
                      <text:p text:style-name="P3">form</text:p>
                      <text:list>
                        <text:list-item>
                          <text:p text:style-name="P3">généralités</text:p>
                          <text:list>
                            <text:list-item>
                              <text:p text:style-name="P3">possibilité d'avoir plusieurs form</text:p>
                            </text:list-item>
                            <text:list-item>
                              <text:p text:style-name="P3">chaque formulaire a son bouton de validation</text:p>
                            </text:list-item>
                            <text:list-item>
                              <text:p text:style-name="P3">chaque bouton n'en valide qu'un seul !</text:p>
                            </text:list-item>
                            <text:list-item>
                              <text:p text:style-name="P3">faut valider après chaque remplissage</text:p>
                            </text:list-item>
                          </text:list>
                        </text:list-item>
                        <text:list-item>
                          <text:p text:style-name="P3">attributs</text:p>
                          <text:list>
                            <text:list-item>
                              <text:p text:style-name="P3">method</text:p>
                              <text:list>
                                <text:list-item>
                                  <text:p text:style-name="P3">type de requête</text:p>
                                </text:list-item>
                                <text:list-item>
                                  <text:p text:style-name="P3">get</text:p>
                                  <text:list>
                                    <text:list-item>
                                      <text:p text:style-name="P3">champs affichés en clair dans barre d'adresse</text:p>
                                    </text:list-item>
                                    <text:list-item>
                                      <text:p text:style-name="P3">même mdp</text:p>
                                    </text:list-item>
                                  </text:list>
                                </text:list-item>
                                <text:list-item>
                                  <text:p text:style-name="P3"><text:soft-page-break/>post</text:p>
                                </text:list-item>
                              </text:list>
                            </text:list-item>
                            <text:list-item>
                              <text:p text:style-name="P3">action</text:p>
                              <text:list>
                                <text:list-item>
                                  <text:p text:style-name="P3">url actionnée lorsqu'on soumet le formulaire</text:p>
                                </text:list-item>
                                <text:list-item>
                                  <text:p text:style-name="P3">si on met rien on retombe sur la page où est le formula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target</text:p>
                          <text:list>
                            <text:list-item>
                              <text:p text:style-name="P3">fenêtre du navigateur dans laquelle on va ouvrir la cible</text:p>
                            </text:list-item>
                            <text:list-item>
                              <text:p text:style-name="P3">_blank nouvelle page</text:p>
                            </text:list-item>
                            <text:list-item>
                              <text:p text:style-name="P3">si on met pas même page</text:p>
                            </text:list-item>
                            <text:list-item>
                              <text:p text:style-name="P3">sinon faut préciser la page</text:p>
                            </text:list-item>
                            <text:list-item>
                              <text:p text:style-name="P3">(mieux de rester sur même page)</text:p>
                            </text:list-item>
                          </text:list>
                        </text:list-item>
                        <text:list-item>
                          <text:p text:style-name="P3">onsubmit</text:p>
                          <text:list>
                            <text:list-item>
                              <text:p text:style-name="P3">code javascript exécuté avant soumission du formulaire</text:p>
                            </text:list-item>
                            <text:list-item>
                              <text:p text:style-name="P3">utile pour validation des champs (pas besoin que le serveur vérifie les valeurs)</text:p>
                            </text:list-item>
                            <text:list-item>
                              <text:p text:style-name="P3">validation doit tout de même être faite aussi coté serveur</text:p>
                            </text:list-item>
                            <text:list-item>
                              <text:p text:style-name="P3">parce que requête peut être faite en dehors du formulaire</text:p>
                            </text:list-item>
                            <text:list-item>
                              <text:p text:style-name="P3">ex avec get en tapant direct dans l'adresse</text:p>
                            </text:list-item>
                            <text:list-item>
                              <text:p text:style-name="P3">même avec post on peut déjou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input</text:p>
                      <text:list>
                        <text:list-item>
                          <text:p text:style-name="P3">text</text:p>
                        </text:list-item>
                        <text:list-item>
                          <text:p text:style-name="P3">password</text:p>
                        </text:list-item>
                        <text:list-item>
                          <text:p text:style-name="P3">button</text:p>
                          <text:list>
                            <text:list-item>
                              <text:p text:style-name="P3">bouton javascript</text:p>
                            </text:list-item>
                            <text:list-item>
                              <text:p text:style-name="P3">pas comme submit</text:p>
                            </text:list-item>
                            <text:list-item>
                              <text:p text:style-name="P3">déclenche simplement fonction javascript</text:p>
                            </text:list-item>
                            <text:list-item>
                              <text:p text:style-name="P3">ne soumet pas forcément</text:p>
                            </text:list-item>
                          </text:list>
                        </text:list-item>
                        <text:list-item>
                          <text:p text:style-name="P3">checkbox</text:p>
                        </text:list-item>
                        <text:list-item>
                          <text:p text:style-name="P3">radio</text:p>
                        </text:list-item>
                        <text:list-item>
                          <text:p text:style-name="P3">hidden</text:p>
                        </text:list-item>
                        <text:list-item>
                          <text:p text:style-name="P3">submit</text:p>
                        </text:list-item>
                        <text:list-item>
                          <text:p text:style-name="P3">image</text:p>
                          <text:list>
                            <text:list-item>
                              <text:p text:style-name="P3">bouton de soumission avec image choisie</text:p>
                            </text:list-item>
                          </text:list>
                        </text:list-item>
                        <text:list-item>
                          <text:p text:style-name="P3">reset</text:p>
                        </text:list-item>
                        <text:list-item>
                          <text:p text:style-name="P3">file</text:p>
                          <text:list>
                            <text:list-item>
                              <text:p text:style-name="P3">uploader fichiers ordi perso → serveur</text:p>
                            </text:list-item>
                          </text:list>
                        </text:list-item>
                        <text:list-item>
                          <text:p text:style-name="P3">date</text:p>
                          <text:list>
                            <text:list-item>
                              <text:p text:style-name="P3">affiche un calendrier pour choisir une date</text:p>
                            </text:list-item>
                          </text:list>
                        </text:list-item>
                        <text:list-item>
                          <text:p text:style-name="P3">time</text:p>
                          <text:list>
                            <text:list-item>
                              <text:p text:style-name="P3">choisir une heure</text:p>
                            </text:list-item>
                          </text:list>
                        </text:list-item>
                        <text:list-item>
                          <text:p text:style-name="P3">datetime-local</text:p>
                          <text:list>
                            <text:list-item>
                              <text:p text:style-name="P3">choisir date + heure</text:p>
                            </text:list-item>
                          </text:list>
                        </text:list-item>
                        <text:list-item>
                          <text:p text:style-name="P3">number</text:p>
                          <text:list>
                            <text:list-item>
                              <text:p text:style-name="P3">champs de saisie pour nombres</text:p>
                            </text:list-item>
                            <text:list-item>
                              <text:p text:style-name="P3">possible spécifier min et max</text:p>
                            </text:list-item>
                          </text:list>
                        </text:list-item>
                        <text:list-item>
                          <text:p text:style-name="P3">range</text:p>
                          <text:list>
                            <text:list-item>
                              <text:p text:style-name="P3">permet saisir flottants à l'intérieur d'un interval avec un cruseur</text:p>
                            </text:list-item>
                          </text:list>
                        </text:list-item>
                        <text:list-item>
                          <text:p text:style-name="P3">color</text:p>
                          <text:list>
                            <text:list-item>
                              <text:p text:style-name="P3">palette de couleur</text:p>
                            </text:list-item>
                          </text:list>
                        </text:list-item>
                        <text:list-item>
                          <text:p text:style-name="P3">email</text:p>
                          <text:list>
                            <text:list-item>
                              <text:p text:style-name="P3"><text:soft-page-break/>champs de saisie avec vérification qu'il s'agisse bien d'un mail</text:p>
                            </text:list-item>
                          </text:list>
                        </text:list-item>
                        <text:list-item>
                          <text:p text:style-name="P3">url</text:p>
                        </text:list-item>
                        <text:list-item>
                          <text:p text:style-name="P3">tel</text:p>
                        </text:list-item>
                        <text:list-item>
                          <text:p text:style-name="P3">search</text:p>
                        </text:list-item>
                      </text:list>
                    </text:list-item>
                    <text:list-item>
                      <text:p text:style-name="P3">textarea</text:p>
                      <text:list>
                        <text:list-item>
                          <text:p text:style-name="P3">saisir un champs multiligne</text:p>
                        </text:list-item>
                      </text:list>
                    </text:list-item>
                    <text:list-item>
                      <text:p text:style-name="P3">select</text:p>
                      <text:list>
                        <text:list-item>
                          <text:p text:style-name="P3">liste déroulante pour sélectionner</text:p>
                        </text:list-item>
                        <text:list-item>
                          <text:p text:style-name="P3">avec option pour chaque truc dedans</text:p>
                        </text:list-item>
                        <text:list-item>
                          <text:p text:style-name="P3">possibilité mettre plusieurs avec ctrl par ex</text:p>
                        </text:list-item>
                      </text:list>
                    </text:list-item>
                    <text:list-item>
                      <text:p text:style-name="P3">datalist</text:p>
                      <text:list>
                        <text:list-item>
                          <text:p text:style-name="P3">champs à remplir</text:p>
                        </text:list-item>
                        <text:list-item>
                          <text:p text:style-name="P3">des options option = trucs qu'on va souvent mettre et qui sera proposé</text:p>
                        </text:list-item>
                      </text:list>
                    </text:list-item>
                    <text:list-item>
                      <text:p text:style-name="P3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20T01:03:55</meta:creation-date>
    <meta:generator>OpenOffice/4.1.1$Unix OpenOffice.org_project/411m6$Build-9775</meta:generator>
    <dc:date>2015-02-20T01:39:11</dc:date>
    <dc:creator>yjfjyf jjku</dc:creator>
    <meta:editing-duration>PT35M16S</meta:editing-duration>
    <meta:editing-cycles>63</meta:editing-cycles>
    <meta:document-statistic meta:table-count="0" meta:image-count="0" meta:object-count="0" meta:page-count="11" meta:paragraph-count="493" meta:word-count="2679" meta:character-count="13737"/>
  </office:meta>
</office:document-meta>
</file>